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4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3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table:style-name="Default"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table:style-name="Default"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table:style-name="Default"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/>
          <table:table-cell table:style-name="Default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4"/>
          <table:table-cell table:style-name="ce36" office:value-type="string" calcext:value-type="string">
            <text:p>435.7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2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2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2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2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2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2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2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2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2" table:number-columns-repeated="2"/>
          <table:table-cell office:value-type="string" calcext:value-type="string">
            <text:p>13219.8</text:p>
          </table:table-cell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.00.0000</text:date>, <text:time style:data-style-name="N2" text:time-value="21:07:06.0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24T21:37:23.507000000</dc:date>
    <meta:editing-duration>P7DT8H49M24S</meta:editing-duration>
    <meta:editing-cycles>2897</meta:editing-cycles>
    <meta:document-statistic meta:table-count="6" meta:cell-count="16470" meta:object-count="0"/>
  </office:meta>
</office:document-meta>
</file>